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05cm" svg:stroke-color="#ffffff" draw:marker-start-width="0.275cm" draw:marker-end-width="0.275cm" draw:fill="none" draw:fill-color="#ffffff" fo:min-height="0cm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4cm" svg:height="12.6cm" svg:x="6.7cm" svg:y="4.8cm">
          <text:p text:style-name="P1"><text:span text:style-name="T1">Dados Glob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.9cm" svg:y1="7.7cm" svg:x2="6.7cm" svg:y2="7.7cm">
          <text:p/>
        </draw:line>
        <draw:frame draw:style-name="gr3" draw:text-style-name="P3" draw:layer="layout" svg:width="2.763cm" svg:height="0.962cm" svg:x="2.7cm" svg:y="6.7cm">
          <draw:text-box>
            <text:p text:style-name="P3"><text:span text:style-name="T2">Função</text:span></text:p>
          </draw:text-box>
        </draw:frame>
        <draw:line draw:style-name="gr2" draw:text-style-name="P2" draw:layer="layout" svg:x1="1.9cm" svg:y1="9.375cm" svg:x2="6.7cm" svg:y2="9.375cm">
          <text:p/>
        </draw:line>
        <draw:frame draw:style-name="gr3" draw:text-style-name="P3" draw:layer="layout" svg:width="2.763cm" svg:height="0.962cm" svg:x="2.7cm" svg:y="8.375cm">
          <draw:text-box>
            <text:p text:style-name="P3"><text:span text:style-name="T2">Função</text:span></text:p>
          </draw:text-box>
        </draw:frame>
        <draw:line draw:style-name="gr2" draw:text-style-name="P2" draw:layer="layout" svg:x1="1.9cm" svg:y1="11.15cm" svg:x2="6.7cm" svg:y2="11.15cm">
          <text:p/>
        </draw:line>
        <draw:frame draw:style-name="gr3" draw:text-style-name="P3" draw:layer="layout" svg:width="2.763cm" svg:height="0.962cm" svg:x="2.7cm" svg:y="10.15cm">
          <draw:text-box>
            <text:p text:style-name="P3"><text:span text:style-name="T2">Função</text:span></text:p>
          </draw:text-box>
        </draw:frame>
        <draw:line draw:style-name="gr2" draw:text-style-name="P2" draw:layer="layout" svg:x1="1.9cm" svg:y1="12.925cm" svg:x2="6.7cm" svg:y2="12.925cm">
          <text:p/>
        </draw:line>
        <draw:frame draw:style-name="gr3" draw:text-style-name="P3" draw:layer="layout" svg:width="2.763cm" svg:height="0.962cm" svg:x="2.7cm" svg:y="11.925cm">
          <draw:text-box>
            <text:p text:style-name="P3"><text:span text:style-name="T2">Função</text:span></text:p>
          </draw:text-box>
        </draw:frame>
        <draw:line draw:style-name="gr2" draw:text-style-name="P2" draw:layer="layout" svg:x1="1.9cm" svg:y1="14.8cm" svg:x2="6.7cm" svg:y2="14.8cm">
          <text:p/>
        </draw:line>
        <draw:frame draw:style-name="gr3" draw:text-style-name="P3" draw:layer="layout" svg:width="2.763cm" svg:height="0.962cm" svg:x="2.7cm" svg:y="13.8cm">
          <draw:text-box>
            <text:p text:style-name="P3"><text:span text:style-name="T2">Função</text:span></text:p>
          </draw:text-box>
        </draw:frame>
        <draw:custom-shape draw:style-name="gr1" draw:text-style-name="P1" draw:layer="measurelines" svg:width="5.1cm" svg:height="3.4cm" svg:x="22.5cm" svg:y="4.9cm">
          <text:p text:style-name="P2"><text:span text:style-name="T1">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measurelines" svg:width="3.4cm" svg:height="1.012cm" svg:x="23.5cm" svg:y="5cm">
          <draw:text-box>
            <text:p text:style-name="P4"><text:span text:style-name="T3">OBJETO</text:span></text:p>
          </draw:text-box>
        </draw:frame>
        <draw:line draw:style-name="gr5" draw:text-style-name="P2" draw:layer="measurelines" svg:x1="22.5cm" svg:y1="5.9cm" svg:x2="27.65cm" svg:y2="5.9cm">
          <text:p/>
        </draw:line>
        <draw:custom-shape draw:style-name="gr1" draw:text-style-name="P1" draw:layer="measurelines" svg:width="5.1cm" svg:height="3.4cm" svg:x="22.5cm" svg:y="9.501cm">
          <text:p text:style-name="P2"><text:span text:style-name="T1">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measurelines" svg:width="3.4cm" svg:height="1.012cm" svg:x="23.5cm" svg:y="9.601cm">
          <draw:text-box>
            <text:p text:style-name="P4"><text:span text:style-name="T3">OBJETO</text:span></text:p>
          </draw:text-box>
        </draw:frame>
        <draw:line draw:style-name="gr5" draw:text-style-name="P2" draw:layer="measurelines" svg:x1="22.5cm" svg:y1="10.501cm" svg:x2="27.65cm" svg:y2="10.501cm">
          <text:p/>
        </draw:line>
        <draw:custom-shape draw:style-name="gr1" draw:text-style-name="P1" draw:layer="measurelines" svg:width="5.1cm" svg:height="3.4cm" svg:x="22.5cm" svg:y="14.002cm">
          <text:p text:style-name="P2"><text:span text:style-name="T1">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measurelines" svg:width="3.4cm" svg:height="1.012cm" svg:x="23.5cm" svg:y="14.102cm">
          <draw:text-box>
            <text:p text:style-name="P4"><text:span text:style-name="T3">OBJETO</text:span></text:p>
          </draw:text-box>
        </draw:frame>
        <draw:line draw:style-name="gr5" draw:text-style-name="P2" draw:layer="measurelines" svg:x1="22.5cm" svg:y1="15.002cm" svg:x2="27.65cm" svg:y2="15.002cm">
          <text:p/>
        </draw:line>
        <draw:line draw:style-name="gr2" draw:text-style-name="P2" draw:layer="measurelines" svg:x1="17.7cm" svg:y1="6.376cm" svg:x2="22.5cm" svg:y2="6.376cm">
          <text:p/>
        </draw:line>
        <draw:frame draw:style-name="gr3" draw:text-style-name="P3" draw:layer="measurelines" svg:width="2.763cm" svg:height="0.962cm" svg:x="18.5cm" svg:y="5.376cm">
          <draw:text-box>
            <text:p text:style-name="P3"><text:span text:style-name="T2">Método</text:span></text:p>
          </draw:text-box>
        </draw:frame>
        <draw:line draw:style-name="gr2" draw:text-style-name="P2" draw:layer="measurelines" svg:x1="17.7cm" svg:y1="7.651cm" svg:x2="22.5cm" svg:y2="7.651cm">
          <text:p/>
        </draw:line>
        <draw:frame draw:style-name="gr3" draw:text-style-name="P3" draw:layer="measurelines" svg:width="2.763cm" svg:height="0.962cm" svg:x="18.5cm" svg:y="6.651cm">
          <draw:text-box>
            <text:p text:style-name="P3"><text:span text:style-name="T2">Método</text:span></text:p>
          </draw:text-box>
        </draw:frame>
        <draw:line draw:style-name="gr2" draw:text-style-name="P2" draw:layer="measurelines" svg:x1="17.7cm" svg:y1="10.952cm" svg:x2="22.5cm" svg:y2="10.952cm">
          <text:p/>
        </draw:line>
        <draw:frame draw:style-name="gr3" draw:text-style-name="P3" draw:layer="measurelines" svg:width="2.763cm" svg:height="0.962cm" svg:x="18.5cm" svg:y="9.952cm">
          <draw:text-box>
            <text:p text:style-name="P3"><text:span text:style-name="T2">Método</text:span></text:p>
          </draw:text-box>
        </draw:frame>
        <draw:line draw:style-name="gr2" draw:text-style-name="P2" draw:layer="measurelines" svg:x1="17.7cm" svg:y1="12.227cm" svg:x2="22.5cm" svg:y2="12.227cm">
          <text:p/>
        </draw:line>
        <draw:frame draw:style-name="gr3" draw:text-style-name="P3" draw:layer="measurelines" svg:width="2.763cm" svg:height="0.962cm" svg:x="18.5cm" svg:y="11.227cm">
          <draw:text-box>
            <text:p text:style-name="P3"><text:span text:style-name="T2">Método</text:span></text:p>
          </draw:text-box>
        </draw:frame>
        <draw:line draw:style-name="gr2" draw:text-style-name="P2" draw:layer="measurelines" svg:x1="17.7cm" svg:y1="15.428cm" svg:x2="22.5cm" svg:y2="15.428cm">
          <text:p/>
        </draw:line>
        <draw:frame draw:style-name="gr3" draw:text-style-name="P3" draw:layer="measurelines" svg:width="2.763cm" svg:height="0.962cm" svg:x="18.5cm" svg:y="14.428cm">
          <draw:text-box>
            <text:p text:style-name="P3"><text:span text:style-name="T2">Método</text:span></text:p>
          </draw:text-box>
        </draw:frame>
        <draw:line draw:style-name="gr2" draw:text-style-name="P2" draw:layer="measurelines" svg:x1="17.7cm" svg:y1="16.703cm" svg:x2="22.5cm" svg:y2="16.703cm">
          <text:p/>
        </draw:line>
        <draw:frame draw:style-name="gr3" draw:text-style-name="P3" draw:layer="measurelines" svg:width="2.763cm" svg:height="0.962cm" svg:x="18.5cm" svg:y="15.703cm">
          <draw:text-box>
            <text:p text:style-name="P3"><text:span text:style-name="T2">Método</text:span></text:p>
          </draw:text-box>
        </draw:frame>
        <draw:frame draw:style-name="gr3" draw:text-style-name="P7" draw:layer="measurelines" svg:width="19.958cm" svg:height="2.855cm" svg:x="6.7cm" svg:y="0.645cm">
          <draw:text-box>
            <text:p text:style-name="P5"><text:span text:style-name="T4">PARADIGMA <text:s text:c="8"/></text:span></text:p>
            <text:p text:style-name="P6"><text:span text:style-name="T4"/></text:p>
            <text:p text:style-name="P5"><text:span text:style-name="T4">ESTRUTURADO <text:s text:c="10"/>X <text:s text:c="8"/>ORIENTADO A OBJE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3:12:41.905691378</meta:creation-date>
    <dc:date>2017-05-05T13:23:42.970511325</dc:date>
    <meta:editing-duration>PT11S</meta:editing-duration>
    <meta:editing-cycles>2</meta:editing-cycles>
    <meta:generator>LibreOffice/4.2.8.2$Linux_X86_64 LibreOffice_project/420m0$Build-2</meta:generator>
    <meta:document-statistic meta:object-count="33"/>
  </office:meta>
</office:document-meta>
</file>